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5" style:family="paragraph" style:parent-style-name="Standard" style:list-style-name="L1"/>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vakheter ved Trello for bruk i MetTeam</text:p>
      <text:p text:style-name="P3"/>
      <text:p text:style-name="P4">Jo Asplin</text:p>
      <text:p text:style-name="P4"/>
      <text:p text:style-name="P3">(sist oppdatert: 17. desember 2015)</text:p>
      <text:p text:style-name="P1"/>
      <text:p text:style-name="Standard"/>
      <text:list xml:id="list873503291" text:style-name="L1">
        <text:list-item>
          <text:p text:style-name="P5">Begrensede muligheter til å konfigurere GUI, f.eks.:</text:p>
          <text:list>
            <text:list-item>
              <text:p text:style-name="P5">Kan ikke opprette brukerdefinerte knapper knyttet til brukerdefinerte operasjoner (f.eks. en 'ferdig'-knapp som med kun ett enkelt klikk flyttet gjøremålet over i en 'ferdig'-liste og/eller fjernet/opprettet merkelapper).</text:p>
            </text:list-item>
            <text:list-item>
              <text:p text:style-name="P5">Kan ikke definere merkelapper med vilkårlig utseende/farge (må alltid velge blant et lite antall forhåndsdefinerte farger, og merkelappen fremstår alltid som en liten strek øverst på gjøremålet/kortet).</text:p>
            </text:list-item>
          </text:list>
        </text:list-item>
      </text:list>
      <text:p text:style-name="Standard"/>
      <text:list xml:id="list270466595" text:continue-numbering="true" text:style-name="L1">
        <text:list-item>
          <text:p text:style-name="P5">Ingen mulighet til å konfigurere avansert varsling (f.eks. når tidsfristen til visse gjøremål begynner å nærme seg).</text:p>
        </text:list-item>
      </text:list>
      <text:p text:style-name="Standard"/>
      <text:list xml:id="list203666549" text:continue-numbering="true" text:style-name="L1">
        <text:list-item>
          <text:p text:style-name="P5">Ingen visualisering av tidslinje.</text:p>
          <text:list>
            <text:list-item>
              <text:p text:style-name="P5">Det er ikke mulig å se flere gjøremål samtidig i et felles panel hvor den ene dimensjonen representerer tid. Dette gjør det bl.a. vanskelig å skaffe seg rask oversikt over hvilke gjøremål som haster mest i nær fremtid.</text:p>
            </text:list-item>
          </text:list>
        </text:list-item>
      </text:list>
      <text:p text:style-name="Standard"/>
      <text:list xml:id="list1788222311" text:continue-numbering="true" text:style-name="L1">
        <text:list-item>
          <text:p text:style-name="P5">Ingen mulighet for å la to ulike kort representere det samme underliggende gjøremålet (slik at f.eks. en endring av beskrivelsen på gjøremålet automatisk reflekteres i begge kortene). Dette nødvendiggjør bruk av duplikater som igjen innebærer en vedlikeholdsbyrde. For MetTeam er det i øyeblikket flere eksempler på slike duplikater (samme gjøremål i ulike kontekster/lister).</text:p>
          <text:p text:style-name="P5"/>
        </text:list-item>
        <text:list-item>
          <text:p text:style-name="P5">Ingen mulighet for å definere avhengigheter mellom gjøremål. F.eks. kunne det ha vært nyttig å definere at et gjøremål må være avsluttet før et annet påbegynnes.</text:p>
        </text:list-item>
      </text:list>
      <text:p text:style-name="Standard"/>
      <text:list xml:id="list1839898756" text:continue-numbering="true" text:style-name="L1">
        <text:list-item>
          <text:p text:style-name="P5">Vanskelig å få til å spille sammen med andre verktøy i <text:span text:style-name="T2">Den Meteorologiske Arbeidsstasjonen</text:span>. F.eks. burde et gjøremål ha en knapp som starter Ted med et delvis ferdigutfylt skjema. Når skjemaet er sendt fra Ted, ville det samme gjøremålet bli oppdatert og evt. oppfølgingsgjøremål bli lagt inn automatisk.</text:p>
        </text:list-item>
      </text:list>
      <text:p text:style-name="Standard"/>
      <text:list xml:id="list1968027711" text:continue-numbering="true" text:style-name="L1">
        <text:list-item>
          <text:p text:style-name="P5">Svært primitiv filtrering.</text:p>
          <text:list>
            <text:list-item>
              <text:p text:style-name="P5">Kun (label1 OR label2 OR ... OR labelN) AND (member1 OR member2 OR ... OR memberN).</text:p>
            </text:list-item>
            <text:list-item>
              <text:p text:style-name="P5">Dette gjør det vanskelig/umulig å (direkte i WEB-GUI'et) be om ting som f.eks. <text:s/>“vis meg alle gjøremål på VV som har frist innen et klokkeslett og som er flyttbare og som ikke allerede er flyttet”.</text:p>
            </text:list-item>
          </text:list>
        </text:list-item>
      </text:list>
      <text:p text:style-name="Standard"/>
      <text:list xml:id="list1451526290" text:continue-numbering="true" text:style-name="L1">
        <text:list-item>
          <text:p text:style-name="P5">Ikke mulig å sortere interaktivt (som i et regneark f.eks. - det kunne ha vært nyttig å sortere med hensyn til ulike attributter slik som (kombinasjoner av) merkelapper, tittel, tidsfrist etc.).</text:p>
        </text:list-item>
      </text:list>
      <text:p text:style-name="Standard"/>
      <text:list xml:id="list1925959966" text:continue-numbering="true" text:style-name="L1">
        <text:list-item>
          <text:p text:style-name="P5"><text:soft-page-break/>Begrenset søkefunksjonalitet.</text:p>
          <text:list>
            <text:list-item>
              <text:p text:style-name="P5">Ikke mulig å søke på listenavn (dette er kun mulig i den generelle søkefunksjonen i nettleseren).</text:p>
            </text:list-item>
            <text:list-item>
              <text:p text:style-name="P5">Ikke mulig å søke i beskrivelsen til et gjøremål (kun tittel).</text:p>
            </text:list-item>
          </text:list>
        </text:list-item>
      </text:list>
      <text:p text:style-name="Standard"/>
      <text:list xml:id="list720107655" text:continue-numbering="true" text:style-name="L1">
        <text:list-item>
          <text:p text:style-name="P5">Ikke mulig å se mer enn ett arbeidsdøgn av gangen (gitt at vi bruker tavler for arbeidsdøgn).</text:p>
          <text:p text:style-name="P5"/>
        </text:list-item>
        <text:list-item>
          <text:p text:style-name="P5">Ikke mulig å se hvem som i øyeblikket er logget inn på gitte kontoer.</text:p>
        </text:list-item>
      </text:list>
      <text:p text:style-name="Standard"/>
      <text:list xml:id="list378964096" text:continue-numbering="true" text:style-name="L1">
        <text:list-item>
          <text:p text:style-name="P5">Ikke mulig å filtrere bort lister slik at bare enkelte lister vises (gjøremålene innad i en liste kan filtreres bort, men den tomme lista blir alltid stående).</text:p>
        </text:list-item>
      </text:list>
      <text:p text:style-name="Standard"/>
      <text:list xml:id="list1404565952" text:continue-numbering="true" text:style-name="L1">
        <text:list-item>
          <text:p text:style-name="P5">Ulike brukere ser alltid det samme bildet (bortsett fra individuell filtrering); den innbyrdes rekkefølgen på lister og gjøremål er alltid den samme hos alle (merk at dette også kan ses på som en styrke).</text:p>
        </text:list-item>
      </text:list>
      <text:p text:style-name="Standard"/>
      <text:list xml:id="list1461934761" text:continue-numbering="true" text:style-name="L1">
        <text:list-item>
          <text:p text:style-name="P5">Tungvindt å gjøre enkelte vanlige operasjoner, f.eks.:</text:p>
          <text:list>
            <text:list-item>
              <text:p text:style-name="P5">Opprette oppfølgingsgjøremål (for kulingvarsel etc.).</text:p>
            </text:list-item>
            <text:list-item>
              <text:p text:style-name="P5">Lukke gjøremål (ikke nok med et enkelt klikk).</text:p>
            </text:list-item>
          </text:list>
        </text:list-item>
      </text:list>
      <text:p text:style-name="Standard"/>
      <text:list xml:id="list1407726369" text:continue-numbering="true" text:style-name="L1">
        <text:list-item>
          <text:p text:style-name="P5">Lite robust.</text:p>
          <text:list>
            <text:list-item>
              <text:p text:style-name="P5">Det er f.eks. forholdsvis lett for vanlige brukere å bringe en tavle inn i en <text:s text:c="4"/>inkonsistent/tvetydig tilstand, f.eks.:</text:p>
              <text:list>
                <text:list-item>
                  <text:p text:style-name="P5">Endre tittel/beskrivelse på et gjøremål slik at forutsetninger for automatisering (vha skript) brytes.</text:p>
                </text:list-item>
                <text:list-item>
                  <text:p text:style-name="P5">Glemme å fjerne merkelappen 'i gang' når merkelappen 'ferdig' legges inn.</text:p>
                </text:list-item>
              </text:list>
            </text:list-item>
          </text:list>
        </text:list-item>
      </text:list>
      <text:p text:style-name="Standard"/>
      <text:list xml:id="list1242887520" text:continue-numbering="true" text:style-name="L1">
        <text:list-item>
          <text:p text:style-name="P5">Dårlig ytelse.</text:p>
          <text:list>
            <text:list-item>
              <text:p text:style-name="P5">Foreløbig testing viser at skripting mot HTTP/REST-APIet til Trello er forholdsvis tregt (det tok 17 min å oppdatere en tavle forleden dag; forhåpentlig kan dette optimaliseres, men usikkert hvor mye).</text:p>
            </text:list-item>
          </text:list>
        </text:list-item>
      </text:list>
      <text:p text:style-name="Standard"/>
      <text:list xml:id="list1852171360" text:continue-numbering="true" text:style-name="L1">
        <text:list-item>
          <text:p text:style-name="P5">Inneholder mye vi ikke har behov for, men som vi likevel må forholde oss til og som dermed vil kunne oppleves som støy, slik som:</text:p>
          <text:list>
            <text:list-item>
              <text:p text:style-name="P5">Vi bruker bare enkelte av innstillingene/attributtene for gjøremål,lister og tavler.</text:p>
            </text:list-item>
          </text:list>
        </text:list-item>
      </text:list>
      <text:p text:style-name="Standard"/>
      <text:list xml:id="list1791870806" text:continue-numbering="true" text:style-name="L1">
        <text:list-item>
          <text:p text:style-name="P5">Det er ikke mulig å slette tavler og lister permanent, kun lukke/arkivere dem slik at man ikke lenger ser dem.</text:p>
          <text:list>
            <text:list-item>
              <text:p text:style-name="P5">Dette vil potensielt kunne utgjøre et problem (kanskje mht ytelse), men vanskelig å si før vi har brukt det en stund.</text:p>
            </text:list-item>
          </text:list>
        </text:list-item>
      </text:list>
      <text:p text:style-name="Standard"/>
      <text:list xml:id="list192599892" text:continue-numbering="true" text:style-name="L1">
        <text:list-item>
          <text:p text:style-name="P5">Usikkerhet rundt interaktiv respons når automatiserte skript aksesserer APIet.</text:p>
          <text:list>
            <text:list-item>
              <text:p text:style-name="P5">Forleden dag opplevde Magnus at WEB-GUI'et hans låste seg, sannsynligvis mens jeg samtidig kjørte et skript (han måtte til slutt logge seg ut og inn igjen).</text:p>
              <text:p text:style-name="P5"/>
            </text:list-item>
          </text:list>
        </text:list-item>
        <text:list-item>
          <text:p text:style-name="P5">Uklarhet/uforutsigbarhet rundt sikkerhet og tilgjengelighet i Trello som ekstern skytjeneste:</text:p>
          <text:list>
            <text:list-item>
              <text:p text:style-name="P5">hvor enkelt er det for uvedkommende å hacke seg inn? (<text:span text:style-name="T1">merk</text:span> at vi nå opererer som én blant <text:soft-page-break/>flere millioner Trello-brukere (fra 2012 til 2015 vokste antall brukere fra 500,000 til 5,000,000 !)).</text:p>
            </text:list-item>
            <text:list-item>
              <text:p text:style-name="P5">Hvordan ofte bør vi skifte passord? (<text:span text:style-name="T1">merk:</text:span> eks-ansatte har tilgang inntil vi skifter passord)</text:p>
            </text:list-item>
            <text:list-item>
              <text:p text:style-name="P5">Trello Inc. (firmaet bak Trello) gir veldig få garantier, f.eks. forbeholder de seg retten til når som helst, uten forvarsel, å endre brukergrensesnitt og/eller API, noe som kan medføre ekstraarbeid for oss.</text:p>
            </text:list-item>
            <text:list-item>
              <text:p text:style-name="P5">Trello Inc. kan i teorien når som helst endre forretningsmodell (f.eks. som følge av å bli kjøpt opp), slik at de f.eks. fjerner mer funksjonalitet fra gratisversjonen som vi i øyeblikket baserer oss på.</text:p>
            </text:list-item>
          </text:list>
        </text:list-item>
      </text:list>
      <text:p text:style-name="Standard"/>
      <text:list xml:id="list147738581" text:continue-numbering="true" text:style-name="L1">
        <text:list-item>
          <text:p text:style-name="P5">Kildekoden til Trello er ikke åpent tilgjengelig, og det finnes ingen mulighet til å utvide eller endre kildekoden, ei heller kan man kjøre egne plugins. Man kan henstille Trellos egne utviklere om å endre/fikse ting, men her har man selvsagt ingen garantie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 Asplin</meta:initial-creator>
    <meta:creation-date>2015-03-04T13:19:52</meta:creation-date>
    <dc:date>2015-12-17T09:41:37</dc:date>
    <dc:creator>Jo Asplin</dc:creator>
    <meta:editing-duration>PT26M5S</meta:editing-duration>
    <meta:editing-cycles>29</meta:editing-cycles>
    <meta:generator>LibreOffice/3.5$Linux_X86_64 LibreOffice_project/350m1$Build-2</meta:generator>
    <meta:document-statistic meta:table-count="0" meta:image-count="0" meta:object-count="0" meta:page-count="3" meta:paragraph-count="44" meta:word-count="880" meta:character-count="5417" meta:non-whitespace-character-count="4617"/>
  </office:meta>
</office:document-meta>
</file>